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aff97" officeooo:paragraph-rsid="001aff97"/>
    </style:style>
    <style:style style:name="P2" style:family="paragraph" style:parent-style-name="Standard">
      <style:text-properties officeooo:paragraph-rsid="001aff97"/>
    </style:style>
    <style:style style:name="P3" style:family="paragraph" style:parent-style-name="Standard">
      <style:text-properties officeooo:paragraph-rsid="001b39f4"/>
    </style:style>
    <style:style style:name="P4" style:family="paragraph" style:parent-style-name="Standard">
      <style:text-properties officeooo:paragraph-rsid="001cb89f"/>
    </style:style>
    <style:style style:name="P5" style:family="paragraph" style:parent-style-name="Standard">
      <style:text-properties officeooo:paragraph-rsid="001e91b1"/>
    </style:style>
    <style:style style:name="P6" style:family="paragraph" style:parent-style-name="Standard">
      <style:text-properties officeooo:rsid="001aff97" officeooo:paragraph-rsid="001aff97"/>
    </style:style>
    <style:style style:name="P7" style:family="paragraph" style:parent-style-name="Standard">
      <style:text-properties fo:language="ru" fo:country="RU" officeooo:rsid="001cb89f" officeooo:paragraph-rsid="001cb89f"/>
    </style:style>
    <style:style style:name="P8" style:family="paragraph" style:parent-style-name="Standard">
      <style:text-properties fo:language="ru" fo:country="RU" officeooo:rsid="001e91b1" officeooo:paragraph-rsid="001e91b1"/>
    </style:style>
    <style:style style:name="P9" style:family="paragraph" style:parent-style-name="Standard">
      <style:text-properties fo:language="ru" fo:country="RU" officeooo:rsid="001fff42" officeooo:paragraph-rsid="001e91b1"/>
    </style:style>
    <style:style style:name="P10" style:family="paragraph" style:parent-style-name="Standard">
      <style:text-properties officeooo:paragraph-rsid="001fff42"/>
    </style:style>
    <style:style style:name="T1" style:family="text">
      <style:text-properties officeooo:rsid="001aff97"/>
    </style:style>
    <style:style style:name="T2" style:family="text">
      <style:text-properties officeooo:rsid="001b39f4"/>
    </style:style>
    <style:style style:name="T3" style:family="text">
      <style:text-properties fo:language="ru" fo:country="RU"/>
    </style:style>
    <style:style style:name="T4" style:family="text">
      <style:text-properties fo:language="ru" fo:country="RU" officeooo:rsid="001b39f4"/>
    </style:style>
    <style:style style:name="T5" style:family="text">
      <style:text-properties fo:language="ru" fo:country="RU" officeooo:rsid="001cb89f"/>
    </style:style>
    <style:style style:name="T6" style:family="text">
      <style:text-properties fo:language="ru" fo:country="RU" officeooo:rsid="001e91b1"/>
    </style:style>
    <style:style style:name="T7" style:family="text">
      <style:text-properties fo:language="ru" fo:country="RU" officeooo:rsid="001fff42"/>
    </style:style>
    <style:style style:name="T8" style:family="text">
      <style:text-properties fo:language="ru" fo:country="RU" officeooo:rsid="00204400"/>
    </style:style>
    <style:style style:name="T9" style:family="text">
      <style:text-properties fo:language="ru" fo:country="RU" officeooo:rsid="00207916"/>
    </style:style>
    <style:style style:name="T10" style:family="text">
      <style:text-properties officeooo:rsid="002079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text:tab/>1.1</text:p>
      <text:p text:style-name="P2"><text:span text:style-name="T1"><text:tab/>а) Spinlock – низкоуровневый примитив синхронизации потоков. Используется для монопольного доступа к данным. Физически реализован следующим образом: во время использования данных поток блокирует ее, в случае когда структура данных занята потоком A, поток B уйдет в цикл до тех пор, пока необходимая структура данных не освободится. Применяется в случаях, когда </text:span><text:span text:style-name="T4">переключение контекста процессором более ресурсоемко, чем простой при ожидании освобождения переменной. Нецелесообразно использование в однопроцессорных системах.</text:span></text:p>
      <text:p text:style-name="P3"><text:tab/><text:span text:style-name="T2">б) Mutex – высокоуровневый механизм синхронизации потоков. Также как и spinlock используется для монопольного доступа к данным. Физически работает следующим образом: во время использования данных mutex блокирует ее, в случае когда структура данных занята потоком A, поток B будет остановлен до тех пор, пока необходимая структура данных не освободится. Данная реализация механизма синхронизации выгодна, когда простой процессора займет больше времени, чем переключение его на другие задачи, когда простой системы недопустим.</text:span></text:p>
      <text:p text:style-name="P4"><text:tab/><text:span text:style-name="T2">в) Rwlock - <text:s/>высокоуровневый механизм синхронизации потоков. Используется для монопольного доступа к записи данных, но, в отличии от mutex и spinlock, допускает множественное чтение данных. </text:span><text:span text:style-name="T5">Существует несколько возможных механизмов физической реализации. Используется, когда необходимо реализовать множественное чтение одной структуры данных потоками, не конкурируя с записью в нее.</text:span></text:p>
      <text:p text:style-name="P7"><text:tab/>1.2</text:p>
      <text:p text:style-name="P8"><text:tab/>а) IP — Internet Protocol. Протокол работы сети интернет. IP объединяет все узлы сети в единую сеть, позволяю доставку пакетов из любых двух произвольных участков сети. Не гарантирует доставку пакетов без повреждения.</text:p>
      <text:p text:style-name="P8"><text:tab/>б) TCP/IP — Transmission Control Protocol. Протокол передачи пакетов, обеспечивающий целостность переданных данных. Осуществляет повторный запрос пакета в случае его повреждения, уведомляет оправителя о успешности передачи. Передает данные по протоколу IP. Используется при передачи данных, целостность которых приоритетнее скорости их передачи.</text:p>
      <text:p text:style-name="P5"><text:span text:style-name="T6"><text:tab/>в) UDP/IP — User Datagram Protocol. </text:span><text:span text:style-name="T7">Протокол передачи пакетов, не подразумевающий использования пакетов установки соединения, проверки целостности пакетов. В отличии от TCP, не гарантирует целостность переданных данных. Используется в системах, зависящих от скорости передачи данных (Например, ip-телефония). Передача пакетов идет по протоколу IP</text:span></text:p>
      <text:p text:style-name="P9"/>
      <text:p text:style-name="P10"><text:span text:style-name="T7">2. </text:span><text:span text:style-name="T8">С</text:span><text:span text:style-name="T7">м. /m</text:span><text:span text:style-name="T9">ain</text:span><text:span text:style-name="T7">.cpp и /C</text:span><text:span text:style-name="T9">makeLists.txt </text:span><text:span text:style-name="T7">. Требует установленных библиотек json-c и gnu-readline</text:span></text:p>
      <text:p text:style-name="P7"><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2T16:24:36.556087433</meta:creation-date>
    <meta:generator>LibreOffice/6.3.4.2.0$Linux_X86_64 LibreOffice_project/30$Build-2</meta:generator>
    <dc:date>2020-01-15T20:36:55.168899914</dc:date>
    <meta:editing-duration>PT5M17S</meta:editing-duration>
    <meta:editing-cycles>3</meta:editing-cycles>
    <meta:document-statistic meta:table-count="0" meta:image-count="0" meta:object-count="0" meta:page-count="1" meta:paragraph-count="11" meta:word-count="309" meta:character-count="2444" meta:non-whitespace-character-count="2130"/>
  </office:meta>
</office:document-meta>
</file>